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6" style:family="paragraph" style:parent-style-name="Standard">
      <style:paragraph-properties style:text-autospace="none"/>
      <style:text-properties fo:font-size="12pt" style:font-size-asian="12pt" style:language-asian="en" style:country-asian="US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language-asian="en" style:country-asian="US" style:font-size-complex="12pt"/>
    </style:style>
    <style:style style:name="P8" style:family="paragraph" style:parent-style-name="Standard"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style:text-autospace="none"/>
      <style:text-properties style:language-asian="en" style:country-asian="US"/>
    </style:style>
    <style:style style:name="P13" style:family="paragraph" style:parent-style-name="Standard">
      <style:paragraph-properties fo:padding-left="0.141cm" fo:padding-right="0.141cm" fo:padding-top="0.035cm" fo:padding-bottom="0.035cm" fo:border="0.018cm solid #000000"/>
    </style:style>
    <style:style style:name="P14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tyle="italic" style:font-style-asian="italic" style:font-name-complex="Courier New" style:font-style-complex="italic"/>
    </style:style>
    <style:style style:name="P15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weight="bold" style:font-weight-asian="bold" style:font-name-complex="Courier New" style:font-weight-complex="bold"/>
    </style:style>
    <style:style style:name="P16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style:font-name-complex="Courier New"/>
    </style:style>
    <style:style style:name="P17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language="en" fo:country="US" style:font-name-complex="Courier New"/>
    </style:style>
    <style:style style:name="P18" style:family="paragraph" style:parent-style-name="Standard">
      <style:paragraph-properties fo:margin-left="0cm" fo:margin-right="0cm" fo:text-indent="1.249cm" style:auto-text-indent="false" fo:padding-left="0.141cm" fo:padding-right="0.141cm" fo:padding-top="0.035cm" fo:padding-bottom="0.035cm" fo:border="0.018cm solid #000000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 style:master-page-name="Standard">
      <style:paragraph-properties fo:text-align="justify" style:justify-single-word="false" style:page-number="27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font-name="Courier New" style:font-name-complex="Courier New"/>
    </style:style>
    <style:style style:name="T4" style:family="text">
      <style:text-properties style:font-name="Courier New" fo:font-weight="bold" style:font-weight-asian="bold" style:font-name-complex="Courier New" style:font-weight-complex="bold"/>
    </style:style>
    <style:style style:name="T5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6" style:family="text">
      <style:text-properties style:font-name="Courier New" fo:language="en" fo:country="US" style:font-name-complex="Courier New"/>
    </style:style>
    <style:style style:name="T7" style:family="text">
      <style:text-properties style:font-name="Courier New" fo:language="en" fo:country="US" style:text-underline-style="solid" style:text-underline-width="auto" style:text-underline-color="font-color" fo:font-weight="bold" style:font-weight-asian="bold" style:font-name-complex="Courier New" style:font-weight-complex="bold"/>
    </style:style>
    <style:style style:name="T8" style:family="text">
      <style:text-properties style:font-name="Courier New" style:text-underline-style="none" fo:font-weight="bold" style:font-weight-asian="bold" style:font-name-complex="Courier New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ista 4 – Vetores unidimensionais (sala de aula)</text:p>
      <text:p text:style-name="P4"/>
      <text:p text:style-name="P3">Assunto:</text:p>
      <text:p text:style-name="P3"><text:tab/>Vetores de caracteres e funções.</text:p>
      <text:p text:style-name="P3"/>
      <text:p text:style-name="P3"><text:span text:style-name="T10">Lembretes</text:span>:</text:p>
      <text:p text:style-name="P3"><text:tab/><text:span text:style-name="T9">Utilizar</text:span></text:p>
      <text:p text:style-name="P9"><text:tab/>while(String[Cont] != `\0’)</text:p>
      <text:p text:style-name="P9"><text:tab/>para percorrer uma string</text:p>
      <text:p text:style-name="P8"><text:tab/>Não esquecer de finalizar uma string, se necessário.</text:p>
      <text:p text:style-name="P3"><text:span text:style-name="T9"><text:tab/></text:span><text:span text:style-name="T10">Vetores precisam ter tamanho definido quando são declarados.</text:span></text:p>
      <text:p text:style-name="P10"><text:tab/>Cuidado para não ultrapassar o tamanho do vetor, ou seja, percorrer índices (ler) ou armazenar valores além do tamanho definido para o vetor.</text:p>
      <text:p text:style-name="P20"/>
      <text:p text:style-name="P19">Indispensável: </text:p>
      <text:p text:style-name="P19"><text:tab/><text:span text:style-name="T11">Listar todos os exercícios como opções de um menu. Usar as funções gerar e mostrar vetor e criar funções no mesmo arquivo que está a main() para “chamar” as funções que representam cada um dos exercícios.</text:span></text:p>
      <text:p text:style-name="P7"/>
      <text:p text:style-name="P6">1) Ler um nome. Se o primeiro caractere for 'a' imprimir esse nome. Se não for 'a' contar quantos caracteres 'o' o nome possui. Repetir a leitura até que o usuário informe zero (0) como primeiro caractere do nome.</text:p>
      <text:p text:style-name="P6"/>
      <text:p text:style-name="P6">2) Elaborar um programa que aceita e valida uma senha com 6 dígitos numéricos, que deve ser armazenada em uma string. O usuário tem três tentativas para acertar a senha, se ultrapassar esse limite, ele deve ser informado. O usuário também deve ser informado se ele acertou a senha em até três tentativas.</text:p>
      <text:p text:style-name="P6"/>
      <text:p text:style-name="P4">3) Ler uma string, contar e exibir a quantidade de cada uma das vogais existentes nessa string. Armazenar essas quantidades em um vetor. É indispensável armazenar a quantidade à medida que a string é percorrida (algo como VetVogais[X]++ ou VetVogais[X] = <text:s/>VetVogais[X] + 1). Portanto, o vetor que armazena a quantidade de vogais deve ser inicializado com zero antes de ser utilizado. Mostrar os resultados da seguinte forma.</text:p>
      <text:p text:style-name="P4">Vogal<text:tab/> <text:s text:c="7"/>Quantidade</text:p>
      <text:p text:style-name="P4">===================</text:p>
      <text:p text:style-name="P4">A/a<text:tab/><text:tab/> <text:s text:c="3"/>5</text:p>
      <text:p text:style-name="P4">E/e<text:tab/><text:tab/> <text:s text:c="3"/>0<text:tab/></text:p>
      <text:p text:style-name="P4">I/i<text:tab/><text:tab/> <text:s text:c="3"/>1</text:p>
      <text:p text:style-name="P4">O/o<text:tab/><text:tab/> <text:s text:c="3"/>2</text:p>
      <text:p text:style-name="P4">U/u<text:tab/><text:tab/> <text:s text:c="3"/>0</text:p>
      <text:p text:style-name="P4"/>
      <text:p text:style-name="P6">4) Ler um texto com até 50 caracteres. Percorrer esse texto e verificar quais caracteres são vogais. Criar um vetor armazenando o número da vogal correspondente e somente das vogais (1 para 'a', 2 para 'e' ...). Para simplificar, considerar que serão informados somente caracteres minúsculos.</text:p>
      <text:p text:style-name="P6">Por exemplo:</text:p>
      <text:p text:style-name="P6">Informado o texto:</text:p>
      <text:p text:style-name="P6">Texto para verificacao de vogais</text:p>
      <text:p text:style-name="P6">Saída (vetor gerado):</text:p>
      <text:p text:style-name="P6"><text:soft-page-break/>2 <text:s/>4 <text:s/>1 <text:s/>1 <text:s/>2 <text:s/>3 <text:s/>3 <text:s text:c="2"/>1 <text:s/>1 <text:s text:c="2"/>4 <text:s text:c="2"/>4 <text:s/>1 <text:s/>3</text:p>
      <text:p text:style-name="P6"/>
      <text:p text:style-name="P6"/>
      <text:p text:style-name="P6">5) Ler um texto (string): </text:p>
      <text:p text:style-name="P6">a) imprimir os caracteres na posição par;</text:p>
      <text:p text:style-name="P6">b) imprimir os caracteres na posição ímpar;</text:p>
      <text:p text:style-name="P6">c) mostrar somente o primeiro caractere de cada palavra, separados por dois espaços;</text:p>
      <text:p text:style-name="P6">d) mostrar somente o último caractere de cada palavra, separados por dois espaços;</text:p>
      <text:p text:style-name="P6">e) copiar a primeira palavra para outra string e mostrá-la, obrigatoriamente, com do while, caractere a caractere. É indispensável finalizar a string copiada, ou seja, colocar '\0' no final da mesma.</text:p>
      <text:p text:style-name="P6">Exemplo para “mostrar somente o primeiro caractere de cada palavra, separados por dois espaços”.</text:p>
      <text:p text:style-name="P6">Informado: “Os ótimos alunos da Universidade Tecnológica Federal do Paraná, câmpus Pato Branco.”</text:p>
      <text:p text:style-name="P6">Mostrado:</text:p>
      <text:p text:style-name="P6">“O <text:s/>ó <text:s/>a <text:s/>d <text:s/>U <text:s/>T <text:s/>F d <text:s/>P c <text:s/>P <text:s/>B”</text:p>
      <text:p text:style-name="P6"/>
      <text:p text:style-name="P6">6) Ler uma string, contar quantos caracteres a mesma possui, incluindo espaços e <text:s/>contar quantos caracteres não incluindo espaços. </text:p>
      <text:p text:style-name="P6"/>
      <text:p text:style-name="P6">7) Ler um texto imprimi-lo de trás pra frente.</text:p>
      <text:p text:style-name="P6">Sugestão: contar quantos caracteres a string possui (tamanho). Para contar os caracteres percorrer a string até encontrar ‘\0’que indica final da string. Fazer uma função para contar o tamanho de uma string.</text:p>
      <text:p text:style-name="P6"/>
      <text:p text:style-name="P6">8) Ler uma frase e imprimir a frase na vertical com uma palavra por linha.</text:p>
      <text:p text:style-name="P12"/>
      <text:p text:style-name="P6">9) Ler uma informação no formato texto, armazenar esse texto lido em um vetor (string) até o primeiro caractere de espaço. Mostrar a string armazenada. </text:p>
      <text:p text:style-name="P6">Observação: colocar ‘\0’ na nova string após o último caractere útil para indicar final da mesma.</text:p>
      <text:p text:style-name="P6"/>
      <text:p text:style-name="P6">10) Elaborar um programa que leia uma palavra é determine se a mesma representa um palíndromo. <text:s/>Em frases palíndromas os espaços não são considerados.</text:p>
      <text:p text:style-name="P6">Exemplos de palavras palíndromos: ovo, natan, sos, arara.</text:p>
      <text:p text:style-name="P6">Exemplos de frases palíndromos:</text:p>
      <text:p text:style-name="P11"><text:span text:style-name="T1">Socorram-me, subi no ônibus em Marrocos<text:line-break/>Anotaram a data da maratona<text:line-break/>A mala nada na lama<text:line-break/>A torre da derrota<text:line-break/></text:span><text:span text:style-name="T2">A cara rajada da jararaca</text:span></text:p>
      <text:p text:style-name="P5"/>
      <text:p text:style-name="P5">O programa verificará apenas palavras, considerando-as não acentuadas. Pense um pouco sobre como seria um programa que verificaria frases com sinais de pontuação e palavras acentuadas que devem ser desconsiderados na verificação.</text:p>
      <text:p text:style-name="P6"/>
      <text:p text:style-name="P6">11) Ler uma string. Ler um caractere. Pesquisar se esse caractere está na string, se estiver mostrar o índice no qual o mesmo está armazenado, se não estiver retornar -1.</text:p>
      <text:p text:style-name="P6"/>
      <text:p text:style-name="P2"/>
      <text:p text:style-name="P2"><text:soft-page-break/></text:p>
      <text:p text:style-name="P2"/>
      <text:p text:style-name="Standard">Para conhecimento: Exemplo de manipulação de strings utilizando switch case:</text:p>
      <text:p text:style-name="Standard"/>
      <text:p text:style-name="P14">/* Contar e exibir a quantidade de vogais existentes em uma cadeia de caracteres (string). */</text:p>
      <text:p text:style-name="P14"/>
      <text:p text:style-name="P13"><text:span text:style-name="T3">#</text:span><text:span text:style-name="T4">include</text:span><text:span text:style-name="T3"> "stdio.h";</text:span></text:p>
      <text:p text:style-name="P13"><text:span text:style-name="T3">#</text:span><text:span text:style-name="T4">include</text:span><text:span text:style-name="T3"> "string.h";</text:span></text:p>
      <text:p text:style-name="P13"><text:span text:style-name="T4">int</text:span><text:span text:style-name="T3"> </text:span><text:span text:style-name="T8">main</text:span><text:span text:style-name="T3">(void) </text:span></text:p>
      <text:p text:style-name="P15">{</text:p>
      <text:p text:style-name="P13"><text:span text:style-name="T3"><text:s text:c="2"/></text:span><text:span text:style-name="T4">char</text:span><text:span text:style-name="T3"> s[256];</text:span></text:p>
      <text:p text:style-name="P16"><text:s text:c="2"/>int i;</text:p>
      <text:p text:style-name="P13"><text:span text:style-name="T3"><text:s text:c="2"/></text:span><text:span text:style-name="T4">printf</text:span><text:span text:style-name="T3">("Informe uma cadeia de caracteres:\n");</text:span></text:p>
      <text:p text:style-name="P13"><text:span text:style-name="T3"><text:s text:c="2"/></text:span><text:span text:style-name="T5">gets</text:span><text:span text:style-name="T6">(s);</text:span></text:p>
      <text:p text:style-name="P17"/>
      <text:p text:style-name="P13"><text:span text:style-name="T6"><text:s text:c="2"/></text:span><text:span text:style-name="T5">int</text:span><text:span text:style-name="T6"> ctA = 0, ctE = 0, ctI = 0, ctO = 0, ctU = 0;</text:span></text:p>
      <text:p text:style-name="P13"><text:span text:style-name="T6"><text:s text:c="2"/></text:span><text:span text:style-name="T7">for</text:span><text:span text:style-name="T6"> (i=0; i&lt;strlen(s); i++)</text:span></text:p>
      <text:p text:style-name="P17"><text:s text:c="2"/>{</text:p>
      <text:p text:style-name="P13"><text:span text:style-name="T6"><text:s text:c="4"/></text:span><text:span text:style-name="T7">switch</text:span><text:span text:style-name="T6"> (s[i]) </text:span></text:p>
      <text:p text:style-name="P17"><text:s text:c="4"/>{</text:p>
      <text:p text:style-name="P13"><text:span text:style-name="T6"><text:s text:c="6"/></text:span><text:span text:style-name="T7">case</text:span><text:span text:style-name="T6"> 'a': <text:s text:c="9"/></text:span></text:p>
      <text:p text:style-name="P13"><text:span text:style-name="T6"><text:s text:c="6"/></text:span><text:span text:style-name="T7">case</text:span><text:span text:style-name="T6"> 'A': </text:span></text:p>
      <text:p text:style-name="P17"><text:s text:c="12"/>ctA = ctA + 1;</text:p>
      <text:p text:style-name="P13"><text:span text:style-name="T6"><text:s text:c="12"/></text:span><text:span text:style-name="T5">break</text:span><text:span text:style-name="T6">; <text:s text:c="3"/></text:span></text:p>
      <text:p text:style-name="P13"><text:span text:style-name="T6"><text:s text:c="6"/></text:span><text:span text:style-name="T7">case</text:span><text:span text:style-name="T6"> 'e':</text:span></text:p>
      <text:p text:style-name="P13"><text:span text:style-name="T6"><text:s text:c="6"/></text:span><text:span text:style-name="T7">case</text:span><text:span text:style-name="T6"> 'E': </text:span></text:p>
      <text:p text:style-name="P17"><text:tab/><text:tab/>ctE = ctE + 1;</text:p>
      <text:p text:style-name="P18"><text:span text:style-name="T5"><text:s text:c="5"/>break</text:span><text:span text:style-name="T6">;</text:span></text:p>
      <text:p text:style-name="P13"><text:span text:style-name="T6"><text:s text:c="6"/></text:span><text:span text:style-name="T7">case</text:span><text:span text:style-name="T6"> 'i':</text:span></text:p>
      <text:p text:style-name="P13"><text:span text:style-name="T6"><text:s text:c="6"/></text:span><text:span text:style-name="T7">case</text:span><text:span text:style-name="T6"> 'I': </text:span></text:p>
      <text:p text:style-name="P17"><text:tab/><text:tab/>ctI = ctI + 1;</text:p>
      <text:p text:style-name="P18"><text:span text:style-name="T5"><text:s text:c="5"/>break</text:span><text:span text:style-name="T6">;</text:span></text:p>
      <text:p text:style-name="P13"><text:span text:style-name="T6"><text:s text:c="6"/></text:span><text:span text:style-name="T7">case</text:span><text:span text:style-name="T6"> 'o':</text:span></text:p>
      <text:p text:style-name="P13"><text:span text:style-name="T6"><text:s text:c="6"/></text:span><text:span text:style-name="T7">case</text:span><text:span text:style-name="T6"> 'O': </text:span></text:p>
      <text:p text:style-name="P17"><text:tab/><text:tab/>ctO = ctO + 1;</text:p>
      <text:p text:style-name="P18"><text:span text:style-name="T5"><text:s text:c="5"/>break</text:span><text:span text:style-name="T6">;</text:span></text:p>
      <text:p text:style-name="P13"><text:span text:style-name="T6"><text:s text:c="6"/></text:span><text:span text:style-name="T7">case</text:span><text:span text:style-name="T6"> 'u':</text:span></text:p>
      <text:p text:style-name="P13"><text:span text:style-name="T6"><text:s text:c="6"/></text:span><text:span text:style-name="T7">case</text:span><text:span text:style-name="T6"> 'U': </text:span></text:p>
      <text:p text:style-name="P17"><text:tab/><text:tab/>ctU = ctU + 1;</text:p>
      <text:p text:style-name="P13"><text:span text:style-name="T6"><text:s text:c="4"/></text:span><text:span text:style-name="T3">}</text:span></text:p>
      <text:p text:style-name="P16"><text:s text:c="2"/>}</text:p>
      <text:p text:style-name="P13"><text:span text:style-name="T3"><text:s text:c="2"/></text:span><text:span text:style-name="T4">printf</text:span><text:span text:style-name="T3">("\nExistem %d vogais A.\n", ctA);</text:span></text:p>
      <text:p text:style-name="P13"><text:span text:style-name="T3"><text:s text:c="2"/></text:span><text:span text:style-name="T4">printf</text:span><text:span text:style-name="T3">("Existem %d vogais E.\n", ctE);</text:span></text:p>
      <text:p text:style-name="P13"><text:span text:style-name="T3"><text:s text:c="2"/></text:span><text:span text:style-name="T4">printf</text:span><text:span text:style-name="T3">("Existem %d vogais I.\n", ctI);</text:span></text:p>
      <text:p text:style-name="P13"><text:span text:style-name="T3"><text:s text:c="2"/></text:span><text:span text:style-name="T4">printf</text:span><text:span text:style-name="T3">("Existem %d vogais O.\n", ctO);</text:span></text:p>
      <text:p text:style-name="P13"><text:span text:style-name="T3"><text:s text:c="2"/></text:span><text:span text:style-name="T4">printf</text:span><text:span text:style-name="T3">("Existem %d vogais U.\n", ctU); <text:s/></text:span></text:p>
      <text:p text:style-name="P15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1 – string e ponteiros</dc:title>
    <meta:initial-creator>Beatriz</meta:initial-creator>
    <meta:creation-date>2009-05-25T06:53:00</meta:creation-date>
    <dc:creator>Beatriz </dc:creator>
    <dc:date>2012-09-10T13:43:58.23</dc:date>
    <meta:editing-cycles>41</meta:editing-cycles>
    <meta:editing-duration>PT10H11M50S</meta:editing-duration>
    <meta:generator>BrOffice.org/3.2$Win32 OpenOffice.org_project/320m18$Build-9502</meta:generator>
    <meta:document-statistic meta:table-count="0" meta:image-count="0" meta:object-count="0" meta:page-count="3" meta:paragraph-count="92" meta:word-count="849" meta:character-count="5206"/>
  </office:meta>
</office:document-meta>
</file>